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92e" officeooo:paragraph-rsid="000e292e"/>
    </style:style>
    <style:style style:name="P2" style:family="paragraph" style:parent-style-name="Standard">
      <style:paragraph-properties fo:text-align="center" style:justify-single-word="false"/>
      <style:text-properties officeooo:rsid="000e292e" officeooo:paragraph-rsid="000e292e"/>
    </style:style>
    <style:style style:name="P3" style:family="paragraph" style:parent-style-name="Standard">
      <style:text-properties officeooo:rsid="0010263f" officeooo:paragraph-rsid="0010263f"/>
    </style:style>
    <style:style style:name="P4" style:family="paragraph" style:parent-style-name="Table_20_Contents">
      <style:paragraph-properties fo:text-align="center" style:justify-single-word="false"/>
      <style:text-properties officeooo:rsid="0010263f" officeooo:paragraph-rsid="0010263f"/>
    </style:style>
    <style:style style:name="P5" style:family="paragraph" style:parent-style-name="Table_20_Contents">
      <style:text-properties officeooo:rsid="0016ab50" officeooo:paragraph-rsid="0016ab50"/>
    </style:style>
    <style:style style:name="P6" style:family="paragraph" style:parent-style-name="Table_20_Contents">
      <style:text-properties officeooo:rsid="0016ab50" officeooo:paragraph-rsid="00183bec"/>
    </style:style>
    <style:style style:name="P7" style:family="paragraph" style:parent-style-name="Table_20_Contents">
      <style:paragraph-properties fo:text-align="center" style:justify-single-word="false"/>
      <style:text-properties officeooo:rsid="0010263f" officeooo:paragraph-rsid="0016ab50"/>
    </style:style>
    <style:style style:name="P8" style:family="paragraph" style:parent-style-name="Table_20_Contents">
      <style:paragraph-properties fo:text-align="center" style:justify-single-word="false"/>
      <style:text-properties officeooo:rsid="0010263f" officeooo:paragraph-rsid="00183bec"/>
    </style:style>
    <style:style style:name="P9" style:family="paragraph" style:parent-style-name="Table_20_Contents">
      <style:paragraph-properties fo:text-align="center" style:justify-single-word="false"/>
      <style:text-properties officeooo:rsid="0010263f" officeooo:paragraph-rsid="0018ac29"/>
    </style:style>
    <style:style style:name="P10" style:family="paragraph" style:parent-style-name="Table_20_Contents">
      <style:text-properties officeooo:rsid="00183bec" officeooo:paragraph-rsid="00183bec"/>
    </style:style>
    <style:style style:name="P11" style:family="paragraph" style:parent-style-name="Table_20_Contents">
      <style:text-properties officeooo:rsid="0018ac29" officeooo:paragraph-rsid="0018ac29"/>
    </style:style>
    <style:style style:name="P12" style:family="paragraph" style:parent-style-name="Standard">
      <style:text-properties officeooo:rsid="0016ab50" officeooo:paragraph-rsid="0016ab50"/>
    </style:style>
    <style:style style:name="P13" style:family="paragraph" style:parent-style-name="Standard">
      <style:text-properties officeooo:rsid="0016ab50" officeooo:paragraph-rsid="00183bec"/>
    </style:style>
    <style:style style:name="P14" style:family="paragraph" style:parent-style-name="Standard">
      <style:text-properties officeooo:rsid="0016ab50" officeooo:paragraph-rsid="0018ac29"/>
    </style:style>
    <style:style style:name="P15" style:family="paragraph" style:parent-style-name="Standard">
      <style:text-properties officeooo:rsid="000fa54d" officeooo:paragraph-rsid="000e292e"/>
    </style:style>
    <style:style style:name="P16" style:family="paragraph" style:parent-style-name="Standard">
      <style:text-properties officeooo:rsid="000e292e" officeooo:paragraph-rsid="0016ab50"/>
    </style:style>
    <style:style style:name="P17" style:family="paragraph" style:parent-style-name="Standard">
      <style:paragraph-properties fo:text-align="center" style:justify-single-word="false"/>
      <style:text-properties officeooo:rsid="000e292e" officeooo:paragraph-rsid="000e292e"/>
    </style:style>
    <style:style style:name="P18" style:family="paragraph" style:parent-style-name="Standard">
      <style:text-properties officeooo:rsid="00137aef" officeooo:paragraph-rsid="0016ab50"/>
    </style:style>
    <style:style style:name="P19" style:family="paragraph" style:parent-style-name="Standard">
      <style:text-properties officeooo:rsid="00137aef" officeooo:paragraph-rsid="00183bec"/>
    </style:style>
    <style:style style:name="P20" style:family="paragraph" style:parent-style-name="Standard">
      <style:text-properties officeooo:rsid="00137aef" officeooo:paragraph-rsid="0018ac29"/>
    </style:style>
    <style:style style:name="P21" style:family="paragraph" style:parent-style-name="Standard">
      <style:text-properties officeooo:rsid="00183bec" officeooo:paragraph-rsid="00183bec"/>
    </style:style>
    <style:style style:name="P22" style:family="paragraph" style:parent-style-name="Standard">
      <style:text-properties officeooo:rsid="0018ac29" officeooo:paragraph-rsid="0018ac29"/>
    </style:style>
    <style:style style:name="T1" style:family="text">
      <style:text-properties officeooo:rsid="0016ab50"/>
    </style:style>
    <style:style style:name="T2" style:family="text">
      <style:text-properties fo:font-weight="bold" officeooo:rsid="0016ab50" style:font-weight-asian="bold" style:font-weight-complex="bold"/>
    </style:style>
    <style:style style:name="T3" style:family="text">
      <style:text-properties officeooo:rsid="00183b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<text:span text:style-name="T2">Luchadores Japoneses</text:span></text:p>
      <text:p text:style-name="P2"><text:span text:style-name="T2"/></text:p>
      <text:p text:style-name="P12">No se utiliza programa probador</text:p>
      <text:p text:style-name="P12"/>
      <text:p text:style-name="P1">00_<text:span text:style-name="T1">Nadie supera a nadie</text:span>:</text:p>
      <text:p text:style-name="P1"/>
      <text:p text:style-name="P1">- <text:span text:style-name="T1">Se busca que el programa deba aclarar que nadie supera a nadie.</text:span></text:p>
      <text:p text:style-name="P1"/>
      <text:p text:style-name="P3">PROGRAMA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IN</text:p>
          </table:table-cell>
          <table:table-cell table:style-name="Tabla2.B1" office:value-type="string">
            <text:p text:style-name="P4">OUT (Esperado)</text:p>
          </table:table-cell>
        </table:table-row>
        <table:table-row>
          <table:table-cell table:style-name="Tabla2.A2" office:value-type="string">
            <text:p text:style-name="P5">2<text:line-break/>300 1500</text:p>
            <text:p text:style-name="P5">250 1550</text:p>
          </table:table-cell>
          <table:table-cell table:style-name="Tabla2.B2" office:value-type="string">
            <text:p text:style-name="P5">0</text:p>
            <text:p text:style-name="P5">0</text:p>
          </table:table-cell>
        </table:table-row>
      </table:table>
      <text:p text:style-name="P15"/>
      <text:p text:style-name="P1"/>
      <text:p text:style-name="P1">01_<text:span text:style-name="T1">Caso de fatiga</text:span>:</text:p>
      <text:p text:style-name="P1"/>
      <text:p text:style-name="P16">- <text:span text:style-name="T1">La mayor cantidad de luchadores</text:span></text:p>
      <text:p text:style-name="P16"/>
      <text:p text:style-name="P12">PROGRAM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IN</text:p>
          </table:table-cell>
          <table:table-cell table:style-name="Tabla1.B1" office:value-type="string">
            <text:p text:style-name="P7">OUT (Esperado)</text:p>
          </table:table-cell>
        </table:table-row>
        <table:table-row>
          <table:table-cell table:style-name="Tabla1.A2" office:value-type="string">
            <text:p text:style-name="P5">100000</text:p>
            <text:p text:style-name="P5">.</text:p>
            <text:p text:style-name="P5">.</text:p>
            <text:p text:style-name="P5">.</text:p>
          </table:table-cell>
          <table:table-cell table:style-name="Tabla1.B2" office:value-type="string">
            <text:p text:style-name="P5">.</text:p>
            <text:p text:style-name="P5">.</text:p>
            <text:p text:style-name="P5">.</text:p>
          </table:table-cell>
        </table:table-row>
      </table:table>
      <text:p text:style-name="P18"/>
      <text:p text:style-name="P12">02_Jugador no supera a nadie</text:p>
      <text:p text:style-name="P12"/>
      <text:p text:style-name="P12">- Se busca el error que un jugador supere a todos en una columna pero pierda con todos en la otra por lo tanto no le <text:span text:style-name="T3">debería</text:span> ganar a nadie.</text:p>
      <text:p text:style-name="P12"/>
      <text:p text:style-name="P12">PROGRAMA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IN</text:p>
          </table:table-cell>
          <table:table-cell table:style-name="Tabla3.B1" office:value-type="string">
            <text:p text:style-name="P7">OUT (Esperado)</text:p>
          </table:table-cell>
        </table:table-row>
        <table:table-row>
          <table:table-cell table:style-name="Tabla3.A2" office:value-type="string">
            <text:p text:style-name="P5">3</text:p>
            <text:p text:style-name="P5">500 100</text:p>
            <text:p text:style-name="P5">350 1500</text:p>
            <text:p text:style-name="P5">300 1600</text:p>
          </table:table-cell>
          <table:table-cell table:style-name="Tabla3.B2" office:value-type="string">
            <text:p text:style-name="P5">0</text:p>
            <text:p text:style-name="P5">0</text:p>
            <text:p text:style-name="P5">0</text:p>
          </table:table-cell>
        </table:table-row>
      </table:table>
      <text:p text:style-name="P18"/>
      <text:p text:style-name="P21">03_Único luchador</text:p>
      <text:p text:style-name="P21"/>
      <text:p text:style-name="P21">- Se busca el error donde hay un solo luchador por lo tanto no le gana a nadie.</text:p>
      <text:p text:style-name="P21"/>
      <text:p text:style-name="P13">PROGRAMA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IN</text:p>
          </table:table-cell>
          <table:table-cell table:style-name="Tabla4.B1" office:value-type="string">
            <text:p text:style-name="P8">OUT (Esperado)</text:p>
          </table:table-cell>
        </table:table-row>
        <table:table-row>
          <table:table-cell table:style-name="Tabla4.A2" office:value-type="string">
            <text:p text:style-name="P10">1</text:p>
            <text:p text:style-name="P10">15 15</text:p>
          </table:table-cell>
          <table:table-cell table:style-name="Tabla4.B2" office:value-type="string">
            <text:p text:style-name="P6">0</text:p>
          </table:table-cell>
        </table:table-row>
      </table:table>
      <text:p text:style-name="P19"/>
      <text:p text:style-name="P21"/>
      <text:p text:style-name="P22"><text:soft-page-break/>04_Recorre mal los participantes</text:p>
      <text:p text:style-name="P22"/>
      <text:p text:style-name="P22">- Se busca el error donde no se tienen en cuenta todos los participantes.</text:p>
      <text:p text:style-name="P22"/>
      <text:p text:style-name="P14">PROGRAMA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IN</text:p>
          </table:table-cell>
          <table:table-cell table:style-name="Tabla5.B1" office:value-type="string">
            <text:p text:style-name="P9">OUT (Esperado)</text:p>
          </table:table-cell>
        </table:table-row>
        <table:table-row>
          <table:table-cell table:style-name="Tabla5.A2" office:value-type="string">
            <text:p text:style-name="P11">5</text:p>
            <text:p text:style-name="P11">1 1</text:p>
            <text:p text:style-name="P11">2 2</text:p>
            <text:p text:style-name="P11">3 3</text:p>
            <text:p text:style-name="P11">2 1</text:p>
            <text:p text:style-name="P11">1 2</text:p>
          </table:table-cell>
          <table:table-cell table:style-name="Tabla5.B2" office:value-type="string">
            <text:p text:style-name="P11">0</text:p>
            <text:p text:style-name="P11">3</text:p>
            <text:p text:style-name="P11">4</text:p>
            <text:p text:style-name="P11">1</text:p>
            <text:p text:style-name="P11">1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20:04:54.789000000</meta:creation-date>
    <dc:date>2016-08-23T21:34:14.567000000</dc:date>
    <meta:editing-duration>PT39M45S</meta:editing-duration>
    <meta:editing-cycles>10</meta:editing-cycles>
    <meta:generator>LibreOffice/5.1.5.2$Windows_x86 LibreOffice_project/7a864d8825610a8c07cfc3bc01dd4fce6a9447e5</meta:generator>
    <meta:document-statistic meta:table-count="5" meta:image-count="0" meta:object-count="0" meta:page-count="2" meta:paragraph-count="59" meta:word-count="170" meta:character-count="767" meta:non-whitespace-character-count="655"/>
  </office:meta>
</office:document-meta>
</file>